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111111" loext:opacity="100%"/>
    </style:style>
    <style:style style:name="P2" style:family="paragraph" style:parent-style-name="Standard">
      <style:text-properties fo:color="#111111" loext:opacity="100%" officeooo:rsid="001ca9e7" officeooo:paragraph-rsid="001ca9e7"/>
    </style:style>
    <style:style style:name="P3" style:family="paragraph" style:parent-style-name="Standard" style:list-style-name="L1">
      <style:text-properties fo:color="#111111" loext:opacity="100%" officeooo:rsid="001ca9e7" officeooo:paragraph-rsid="001ca9e7"/>
    </style:style>
    <style:style style:name="P4" style:family="paragraph" style:parent-style-name="Standard">
      <style:text-properties fo:color="#111111" loext:opacity="100%" fo:font-weight="bold" officeooo:rsid="001ca9e7" officeooo:paragraph-rsid="001ca9e7" style:font-weight-asian="bold" style:font-weight-complex="bold"/>
    </style:style>
    <style:style style:name="P5" style:family="paragraph" style:parent-style-name="Standard">
      <style:text-properties fo:color="#111111" loext:opacity="100%" fo:font-weight="bold" officeooo:rsid="001f28a7" officeooo:paragraph-rsid="001f28a7" style:font-weight-asian="bold" style:font-weight-complex="bold"/>
    </style:style>
    <style:style style:name="P6" style:family="paragraph" style:parent-style-name="Standard">
      <style:text-properties fo:color="#111111" loext:opacity="100%" fo:font-weight="bold" officeooo:rsid="00225f45" officeooo:paragraph-rsid="00225f45" style:font-weight-asian="bold" style:font-weight-complex="bold"/>
    </style:style>
    <style:style style:name="P7" style:family="paragraph" style:parent-style-name="Standard">
      <style:text-properties fo:color="#111111" loext:opacity="100%" fo:font-weight="bold" officeooo:rsid="00235696" officeooo:paragraph-rsid="00235696" style:font-weight-asian="bold" style:font-weight-complex="bold"/>
    </style:style>
    <style:style style:name="P8" style:family="paragraph" style:parent-style-name="Standard">
      <style:text-properties fo:color="#111111" loext:opacity="100%" fo:font-weight="normal" officeooo:rsid="001ca9e7" officeooo:paragraph-rsid="001ca9e7" style:font-weight-asian="normal" style:font-weight-complex="normal"/>
    </style:style>
    <style:style style:name="P9" style:family="paragraph" style:parent-style-name="Standard" style:list-style-name="L4">
      <style:text-properties fo:color="#111111" loext:opacity="100%" fo:font-weight="normal" officeooo:rsid="001ca9e7" officeooo:paragraph-rsid="001ca9e7" style:font-weight-asian="normal" style:font-weight-complex="normal"/>
    </style:style>
    <style:style style:name="P10" style:family="paragraph" style:parent-style-name="Standard">
      <style:text-properties fo:color="#111111" loext:opacity="100%" fo:font-weight="normal" officeooo:rsid="001f28a7" officeooo:paragraph-rsid="001f28a7" style:font-weight-asian="normal" style:font-weight-complex="normal"/>
    </style:style>
    <style:style style:name="P11" style:family="paragraph" style:parent-style-name="Standard">
      <style:text-properties fo:color="#111111" loext:opacity="100%" fo:font-weight="normal" officeooo:rsid="00207df3" officeooo:paragraph-rsid="00207df3" style:font-weight-asian="normal" style:font-weight-complex="normal"/>
    </style:style>
    <style:style style:name="P12" style:family="paragraph" style:parent-style-name="Standard">
      <style:text-properties fo:color="#111111" loext:opacity="100%" officeooo:paragraph-rsid="001ca9e7"/>
    </style:style>
    <style:style style:name="P13" style:family="paragraph" style:parent-style-name="Standard" style:list-style-name="L5">
      <style:text-properties officeooo:paragraph-rsid="00239d6a"/>
    </style:style>
    <style:style style:name="P14" style:family="paragraph" style:parent-style-name="Standard" style:list-style-name="L5">
      <style:text-properties officeooo:rsid="00239d6a" officeooo:paragraph-rsid="00239d6a"/>
    </style:style>
    <style:style style:name="P15" style:family="paragraph" style:parent-style-name="Standard">
      <style:text-properties officeooo:rsid="00239d6a" officeooo:paragraph-rsid="00239d6a"/>
    </style:style>
    <style:style style:name="P16" style:family="paragraph" style:parent-style-name="Standard">
      <style:text-properties fo:font-weight="bold" officeooo:rsid="0025762c" officeooo:paragraph-rsid="0025762c" style:font-weight-asian="bold" style:font-weight-complex="bold"/>
    </style:style>
    <style:style style:name="P17" style:family="paragraph" style:parent-style-name="Standard" style:list-style-name="L6">
      <style:text-properties fo:font-weight="bold" officeooo:rsid="0025762c" officeooo:paragraph-rsid="0025762c" style:font-weight-asian="bold" style:font-weight-complex="bold"/>
    </style:style>
    <style:style style:name="P18" style:family="paragraph" style:parent-style-name="Standard">
      <style:text-properties fo:font-weight="bold" officeooo:rsid="0025993b" officeooo:paragraph-rsid="0025993b" style:font-weight-asian="bold" style:font-weight-complex="bold"/>
    </style:style>
    <style:style style:name="P19" style:family="paragraph" style:parent-style-name="Standard" style:list-style-name="L7">
      <style:text-properties officeooo:paragraph-rsid="002795f3"/>
    </style:style>
    <style:style style:name="P20" style:family="paragraph" style:parent-style-name="Standard" style:list-style-name="L7">
      <style:text-properties officeooo:rsid="002795f3" officeooo:paragraph-rsid="002795f3"/>
    </style:style>
    <style:style style:name="T1" style:family="text">
      <style:text-properties fo:font-variant="normal" fo:text-transform="none" style:font-name="Google Sans" fo:font-size="13.5pt" fo:letter-spacing="normal" fo:font-style="normal"/>
    </style:style>
    <style:style style:name="T2" style:family="text">
      <style:text-properties fo:font-variant="normal" fo:text-transform="none" style:font-name="Google Sans" fo:font-size="13.5pt" fo:letter-spacing="normal" fo:font-style="normal" fo:font-weight="normal"/>
    </style:style>
    <style:style style:name="T3" style:family="text">
      <style:text-properties fo:font-variant="normal" fo:text-transform="none" style:font-name="Google Sans" fo:font-size="13.5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style:font-name="Google Sans" fo:font-size="13.5pt" fo:letter-spacing="normal" fo:font-style="normal" fo:font-weight="normal" officeooo:rsid="0025993b" style:font-weight-asian="bold" style:font-weight-complex="bold"/>
    </style:style>
    <style:style style:name="T5" style:family="text">
      <style:text-properties fo:font-variant="normal" fo:text-transform="none" style:font-name="Google Sans" fo:font-size="13.5pt" fo:letter-spacing="normal" fo:font-style="normal" officeooo:rsid="0025993b"/>
    </style:style>
    <style:style style:name="T6" style:family="text">
      <style:text-properties fo:font-variant="normal" fo:text-transform="none" style:font-name="Google Sans" fo:font-size="13.5pt" fo:letter-spacing="normal" fo:font-style="normal" fo:font-weight="bold" officeooo:rsid="0025993b" style:font-weight-asian="bold" style:font-weight-complex="bold"/>
    </style:style>
    <style:style style:name="T7" style:family="text">
      <style:text-properties fo:font-variant="normal" fo:text-transform="none" style:font-name="Google Sans" fo:font-size="13.5pt" fo:letter-spacing="normal" fo:font-style="normal" fo:font-weight="bold" officeooo:rsid="001ca9e7" style:font-weight-asian="bold" style:font-weight-complex="bold"/>
    </style:style>
    <style:style style:name="T8" style:family="text">
      <style:text-properties fo:font-variant="normal" fo:text-transform="none" fo:color="#111111" loext:opacity="100%" style:font-name="Google Sans" fo:font-size="13.5pt" fo:letter-spacing="normal" fo:font-style="normal"/>
    </style:style>
    <style:style style:name="T9" style:family="text">
      <style:text-properties fo:font-variant="normal" fo:text-transform="none" fo:color="#111111" loext:opacity="100%" style:font-name="Google Sans" fo:font-size="13.5pt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111111" loext:opacity="100%" style:font-name="Google Sans" fo:font-size="13.5pt" fo:letter-spacing="normal" fo:font-style="normal" fo:font-weight="normal" officeooo:rsid="00239d6a" style:font-weight-asian="normal" style:font-weight-complex="normal"/>
    </style:style>
    <style:style style:name="T11" style:family="text">
      <style:text-properties fo:font-variant="normal" fo:text-transform="none" fo:color="#111111" loext:opacity="100%" style:font-name="Google Sans" fo:font-size="13.5pt" fo:letter-spacing="normal" fo:font-style="normal" fo:font-weight="normal" officeooo:rsid="002795f3" style:font-weight-asian="normal" style:font-weight-complex="normal"/>
    </style:style>
    <style:style style:name="T12" style:family="text">
      <style:text-properties fo:font-variant="normal" fo:text-transform="none" fo:color="#111111" loext:opacity="100%" style:font-name="Google Sans" fo:font-size="13.5pt" fo:letter-spacing="normal" fo:font-style="normal" officeooo:rsid="0025993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972in" fo:text-indent="-0.25in" fo:margin-left="0.597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472in" fo:text-indent="-0.25in" fo:margin-left="0.847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972in" fo:text-indent="-0.25in" fo:margin-left="1.097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472in" fo:text-indent="-0.25in" fo:margin-left="1.347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972in" fo:text-indent="-0.25in" fo:margin-left="1.597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472in" fo:text-indent="-0.25in" fo:margin-left="1.847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972in" fo:text-indent="-0.25in" fo:margin-left="2.097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472in" fo:text-indent="-0.25in" fo:margin-left="2.347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972in" fo:text-indent="-0.25in" fo:margin-left="2.597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472in" fo:text-indent="-0.25in" fo:margin-left="2.8472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5">* </text:span><text:span text:style-name="T1">What is Programming Language</text:span></text:p>
      <text:p text:style-name="P1"><text:span text:style-name="T2">A programming language is a set of instructions that a programmer writes to tell a computer how to perform a task. It's a structured symbolic protocol that allows programmers to communicate with computers.</text:span></text:p>
      <text:p text:style-name="P12"><text:span text:style-name="T4"/></text:p>
      <text:p text:style-name="P12"><text:span text:style-name="T6">* </text:span><text:span text:style-name="T7">Why do we need a Programming Language ?</text:span></text:p>
      <text:list text:style-name="L1">
        <text:list-item>
          <text:p text:style-name="P3"><text:span text:style-name="T2">Abstraction</text:span></text:p>
        </text:list-item>
        <text:list-item>
          <text:p text:style-name="P3"><text:span text:style-name="T2">Automation</text:span></text:p>
        </text:list-item>
        <text:list-item>
          <text:p text:style-name="P3"><text:span text:style-name="T2">Efficiency &amp; Accuracy </text:span></text:p>
        </text:list-item>
        <text:list-item>
          <text:p text:style-name="P3"><text:span text:style-name="T2">Software Development</text:span></text:p>
        </text:list-item>
        <text:list-item>
          <text:p text:style-name="P3"><text:span text:style-name="T2">Problem Solving.</text:span></text:p>
        </text:list-item>
      </text:list>
      <text:p text:style-name="P2"><text:span text:style-name="T2"/></text:p>
      <text:p text:style-name="P4"><text:span text:style-name="T5">* </text:span><text:span text:style-name="T1">Why Python is used for Data Science </text:span></text:p>
      <text:p text:style-name="P4"><text:span text:style-name="T3">1. Easy to learn and Use</text:span></text:p>
      <text:p text:style-name="P4"><text:span text:style-name="T3">2. Extensive Libraries for Data Science</text:span></text:p>
      <text:list text:style-name="L4">
        <text:list-item>
          <text:p text:style-name="P9"><text:span text:style-name="T1">Data Manipulation :- Pandas, Numpy</text:span></text:p>
        </text:list-item>
        <text:list-item>
          <text:p text:style-name="P9"><text:span text:style-name="T1">Data Visualization:- Seaborn, Matplotlib, Plotly</text:span></text:p>
        </text:list-item>
        <text:list-item>
          <text:p text:style-name="P9"><text:span text:style-name="T1">Machine Learning: - Scikit-learn, Pytorch, Tensorflow</text:span></text:p>
        </text:list-item>
        <text:list-item>
          <text:p text:style-name="P9"><text:span text:style-name="T1">Big Data: - PySpark, Dask.</text:span></text:p>
        </text:list-item>
        <text:list-item>
          <text:p text:style-name="P9"><text:span text:style-name="T1">NLP: - nltk, spacy, huggingface</text:span></text:p>
        </text:list-item>
      </text:list>
      <text:p text:style-name="P8"><text:span text:style-name="T1">3. Scalability &amp; Versatility.</text:span></text:p>
      <text:p text:style-name="P8"><text:span text:style-name="T1">4. Strong Community.</text:span></text:p>
      <text:p text:style-name="P8"><text:span text:style-name="T1">5. Integration Capabilities, Flask, FastAPI.</text:span></text:p>
      <text:p text:style-name="P8"><text:span text:style-name="T1">6. Open Source &amp; Cost Effective.</text:span></text:p>
      <text:p text:style-name="P8"><text:span text:style-name="T1"/></text:p>
      <text:p text:style-name="P5"><text:span text:style-name="T5">* </text:span><text:span text:style-name="T1">Meaning of Algorithm</text:span></text:p>
      <text:p text:style-name="P10"><text:span text:style-name="T1">It is a process in which we’ll convert the input to output. It is basically a set of rules and instructions.</text:span></text:p>
      <text:p text:style-name="P11"><text:span text:style-name="T1">For e.g Given height and weight you’ve to calculate the BMI Score:</text:span></text:p>
      <text:p text:style-name="P11"><text:span text:style-name="T1">Set of rules:-</text:span></text:p>
      <text:p text:style-name="P11"><text:span text:style-name="T1">If Height is in cms:- Convert it into meters. 167Cms = 1.67m</text:span></text:p>
      <text:p text:style-name="P11"><text:span text:style-name="T1">1. Convert height in meters:</text:span></text:p>
      <text:p text:style-name="P11"><text:span text:style-name="T1">else: do nothing</text:span></text:p>
      <text:p text:style-name="P11"><text:span text:style-name="T1">2. BMI Score = weight(kg)/(Height(m))^2</text:span></text:p>
      <text:p text:style-name="P11"><text:span text:style-name="T1">75kgs / 1.67m = 26.89 Score =&gt; Output</text:span></text:p>
      <text:p text:style-name="P11"><text:span text:style-name="T1">Algorithm is a process in which we’re giving input and getting output</text:span></text:p>
      <text:p text:style-name="P11"><text:span text:style-name="T1"/></text:p>
      <text:p text:style-name="P6"><text:span text:style-name="T5">* </text:span><text:span text:style-name="T1">GEN AI &amp; ITS Uses</text:span></text:p>
      <text:p text:style-name="P6"><text:span text:style-name="T1">Generative AI </text:span><text:span text:style-name="T3">Generates Text, Audio, Videos, Images, 3D Models.</text:span></text:p>
      <text:p text:style-name="P7"><text:soft-page-break/><text:span text:style-name="T5">* </text:span><text:span text:style-name="T1">Why is GenAI <text:s/>booming ?</text:span></text:p>
      <text:p text:style-name="P7"><text:span text:style-name="T1">1. Better Models:- </text:span><text:span text:style-name="T3">Example: GPT-4, Gemini</text:span></text:p>
      <text:p text:style-name="P7"><text:span text:style-name="T1">2. Practical Uses:- </text:span><text:span text:style-name="T3">Example: Coding, Content Creation, Customer Service, Generate Musics</text:span></text:p>
      <text:p text:style-name="P7"><text:span text:style-name="T1">3. Cheaper &amp; Easier Compute-GRUs</text:span></text:p>
      <text:p text:style-name="P7"><text:span text:style-name="T1">4. Open Source models</text:span></text:p>
      <text:p text:style-name="P7"><text:span text:style-name="T1">5. Saves Time &amp; Money</text:span></text:p>
      <text:p text:style-name="P7"><text:span text:style-name="T1">6. Huge Investments &amp; Good Competition</text:span></text:p>
      <text:p text:style-name="P7"><text:span text:style-name="T1"/></text:p>
      <text:p text:style-name="P7"><text:span text:style-name="T5">* </text:span><text:span text:style-name="T1">Importance of Learning Gen AI</text:span></text:p>
      <text:list text:style-name="L5">
        <text:list-item>
          <text:p text:style-name="P13"><text:span text:style-name="T10">Automating the manual process of writing content.</text:span></text:p>
        </text:list-item>
        <text:list-item>
          <text:p text:style-name="P14"><text:span text:style-name="T9">Reducing the effort of responding to emails</text:span></text:p>
        </text:list-item>
        <text:list-item>
          <text:p text:style-name="P14"><text:span text:style-name="T9">Improving the response to specific technical queries. (Helps reduce cost in customer assistance)</text:span></text:p>
        </text:list-item>
        <text:list-item>
          <text:p text:style-name="P14"><text:span text:style-name="T9">Creating realistic representations of people.</text:span></text:p>
        </text:list-item>
        <text:list-item>
          <text:p text:style-name="P14"><text:span text:style-name="T9">Summarizing complex information into a coherent narrative. (Restaurant reviews summarization in Zomato, Product review summarization in Amazon</text:span></text:p>
        </text:list-item>
        <text:list-item>
          <text:p text:style-name="P14"><text:span text:style-name="T9">Simplifying the process of creating content in a particular style.</text:span></text:p>
        </text:list-item>
      </text:list>
      <text:p text:style-name="P15"><text:span text:style-name="T9"/></text:p>
      <text:p text:style-name="P16"><text:span text:style-name="T12">* </text:span><text:span text:style-name="T8">End-to-End Deployment: </text:span><text:span text:style-name="T9">Process from creating model to deployment.</text:span></text:p>
      <text:list text:style-name="L6">
        <text:list-item>
          <text:p text:style-name="P17"><text:span text:style-name="T8">Data Preparation:-</text:span><text:span text:style-name="T9"> Collecting, Cleaning, Preprocessing the data</text:span></text:p>
        </text:list-item>
        <text:list-item>
          <text:p text:style-name="P17"><text:span text:style-name="T8">Model Development:-</text:span><text:span text:style-name="T9"> Train, Fine-Tune &amp; Validate</text:span></text:p>
        </text:list-item>
        <text:list-item>
          <text:p text:style-name="P17"><text:span text:style-name="T8">Model Packaging:-</text:span><text:span text:style-name="T9"> Convert the model into deployable format (ONNX, TF.savedmodel.</text:span></text:p>
        </text:list-item>
        <text:list-item>
          <text:p text:style-name="P17"><text:span text:style-name="T8">Infrastructure Setup:-</text:span><text:span text:style-name="T9"> Where to deploy the model ( AWS, Azure, GCP )</text:span></text:p>
        </text:list-item>
        <text:list-item>
          <text:p text:style-name="P17"><text:span text:style-name="T8">Model Deployment:-</text:span><text:span text:style-name="T9"> Host the Model using a server ex. FastAPI, Flask, TorchServe, Docker, Kubernetes.</text:span></text:p>
        </text:list-item>
        <text:list-item>
          <text:p text:style-name="P17"><text:span text:style-name="T8">API Creation:-</text:span><text:span text:style-name="T9"> User Interface ( User | Model ) [ | =&gt; Wall ]</text:span></text:p>
        </text:list-item>
        <text:list-item>
          <text:p text:style-name="P17"><text:span text:style-name="T8">Monitoring &amp; Maintenance:- </text:span><text:span text:style-name="T9">Track the performance , Latency, errors, Model is Reliable, Update model regularly.</text:span></text:p>
        </text:list-item>
      </text:list>
      <text:p text:style-name="P16"><text:span text:style-name="T9"/></text:p>
      <text:p text:style-name="P18"><text:span text:style-name="T8">* Importance of Creating Projects</text:span></text:p>
      <text:list text:style-name="L7">
        <text:list-item>
          <text:p text:style-name="P19"><text:span text:style-name="T11">Showcase</text:span></text:p>
        </text:list-item>
        <text:list-item>
          <text:p text:style-name="P20"><text:span text:style-name="T9">Practice on Kaggle</text:span></text:p>
        </text:list-item>
        <text:list-item>
          <text:p text:style-name="P20"><text:span text:style-name="T9">Hands on Experience</text:span></text:p>
        </text:list-item>
        <text:list-item>
          <text:p text:style-name="P20"><text:span text:style-name="T9">Problem Solving Skills</text:span></text:p>
        </text:list-item>
        <text:list-item>
          <text:p text:style-name="P20"><text:span text:style-name="T9">Deeper Learning [ Confidence Boosting ]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11:58:36.174948951</meta:creation-date>
    <dc:date>2025-03-01T14:24:27.963943557</dc:date>
    <meta:editing-duration>PT23M22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2" meta:paragraph-count="60" meta:word-count="464" meta:character-count="2831" meta:non-whitespace-character-count="2452"/>
  </office:meta>
</office:document-meta>
</file>